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90000007B74CF8EBF.png" manifest:media-type="image/png"/>
  <manifest:file-entry manifest:full-path="Pictures/10000001000005870000036CC61E3E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cab" officeooo:paragraph-rsid="001f9c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 McLain</text:p>
      <text:p text:style-name="P1">Foundation Module 4 Labs</text:p>
      <text:p text:style-name="P1"><draw:frame draw:style-name="fr1" draw:name="Image1" text:anchor-type="char" svg:x="0.1335in" svg:y="0.35in" svg:width="6.9252in" svg:height="4.2866in" draw:z-index="0"><draw:image xlink:href="Pictures/10000001000005870000036CC61E3E3C.png" xlink:type="simple" xlink:show="embed" xlink:actuate="onLoad" draw:mime-type="image/png"/></draw:frame>H<draw:frame draw:style-name="fr1" draw:name="Image2" text:anchor-type="char" svg:x="0.1335in" svg:y="5.522in" svg:width="6.9252in" svg:height="0.6772in" draw:z-index="1"><draw:image xlink:href="Pictures/10000001000004E90000007B74CF8EBF.png" xlink:type="simple" xlink:show="embed" xlink:actuate="onLoad" draw:mime-type="image/png"/></draw:frame>ow fun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21:45:16.236735228</meta:creation-date>
    <dc:date>2025-11-18T21:47:18.456275945</dc:date>
    <meta:editing-duration>PT2M2S</meta:editing-duration>
    <meta:editing-cycles>1</meta:editing-cycles>
    <meta:document-statistic meta:table-count="0" meta:image-count="2" meta:object-count="0" meta:page-count="1" meta:paragraph-count="3" meta:word-count="8" meta:character-count="43" meta:non-whitespace-character-count="38"/>
    <meta:generator>LibreOffice/25.8.3.2$Linux_X86_64 LibreOffice_project/580$Build-2</meta:generator>
  </office:meta>
</office:document-meta>
</file>